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officeooo:rsid="0014a75e" officeooo:paragraph-rsid="0014a75e"/>
    </style:style>
    <style:style style:name="P2" style:family="paragraph" style:parent-style-name="Standard">
      <style:paragraph-properties fo:line-height="150%" fo:text-align="justify" style:justify-single-word="false"/>
      <style:text-properties style:font-name="Times New Roman" fo:font-style="italic" officeooo:rsid="0014a75e" officeooo:paragraph-rsid="0014a75e" style:font-style-asian="italic" style:font-style-complex="italic"/>
    </style:style>
    <style:style style:name="T1" style:family="text">
      <style:text-properties officeooo:rsid="0016010f"/>
    </style:style>
    <style:style style:name="T2" style:family="text">
      <style:text-properties officeooo:rsid="0017db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ierre</text:p>
      <text:p text:style-name="P1"/>
      <text:p text:style-name="P1"><text:tab/>Pierre est un membre de la compagnie des chrétiens qui débarque en Grande Bretagne à la suite de Josephé. Un soir que Chanaan assassine par jalousie ses douze frères, Siméon s'apprête à faire de même avec son cousin Pierre. Mais au moment de le poignarder, il rate son cœur et le blesse <text:span text:style-name="T1">gravement</text:span> à l'épaule. Alors que les chrétiens reprennent la route, Pierre <text:span text:style-name="T1">préfère</text:span> rester avec son compagnon Pharam. <text:span text:style-name="T1">Ce dernier, <text:s/>malgré quelques connaissances en guérison de plaies, ne parvient pas à soigner l'épaule de Pierre qui décide finalement de partir, convaincu qu'en gagnant la mer il trouvera l'aide qu'il recherche. Sur la côte, une nef l'attend. Pierre embarque et disparaît.</text:span></text:p>
      <text:p text:style-name="P1"/>
      <text:p text:style-name="P1"><text:tab/><text:span text:style-name="T2">Pierre débarque sur l'île du roi Orcan. Sa fille trouve Pierre allongé dans la nef, décide de le conduire secrètement au château de son père et promet de le guérir. Une fois isolé dans une salle du château, la jeune fille fait libérer de la prison un médecin chrétien qui parvient à guérir Pierre.</text:span></text:p>
      <text:p text:style-name="P1"><text:tab/><text:span text:style-name="T2">Suite à une trahison, le roi Orcan est accusé de meurtre par le roi Méréam. Un duel est alors organisé devant le roi Luce. Pierre, qui se porte volontaire, est finalement désigné pour défendre la cause du roi Orcan face au roi Méréam. Lors du combat, Pierre tue le roi Méréam.</text:span></text:p>
      <text:p text:style-name="P1"><text:tab/><text:span text:style-name="T2">En guise de récompense, Pierre demande au roi Orcan de se faire chrétien. Ce dernier accepte et le jour de son baptême devient Lamec. Il fait édifier une cité du nom d'Orcanie, marie sa fille à Pierre et l'investit de tout son territoire. Après que Pierre l'ait convaincu, le roi Luce aussi décide de se faire chréti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6-15T09:41:14.692082054</meta:creation-date>
    <dc:date>2015-06-15T10:25:03.889364618</dc:date>
    <dc:creator>Gauthier </dc:creator>
    <meta:editing-duration>PT28M17S</meta:editing-duration>
    <meta:editing-cycles>4</meta:editing-cycles>
    <meta:generator>LibreOffice/4.2.8.2$Linux_X86_64 LibreOffice_project/420m0$Build-2</meta:generator>
    <meta:document-statistic meta:table-count="0" meta:image-count="0" meta:object-count="0" meta:page-count="1" meta:paragraph-count="5" meta:word-count="274" meta:character-count="1576" meta:non-whitespace-character-count="1302"/>
  </office:meta>
</office:document-meta>
</file>